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position="0% 100%" style:font-name="Liberation Serif1" fo:font-size="12pt" fo:font-style="normal" style:text-underline-style="none" fo:font-weight="normal" officeooo:rsid="000156a0" officeooo:paragraph-rsid="000156a0" style:font-size-asian="10.5pt" style:font-style-asian="normal" style:font-weight-asian="normal" style:font-size-complex="12pt" style:font-style-complex="normal" style:font-weight-complex="normal"/>
    </style:style>
    <style:style style:name="P2" style:family="paragraph" style:parent-style-name="Standard">
      <style:text-properties style:text-position="0% 100%" style:font-name="Liberation Serif1" fo:font-size="12pt" fo:font-style="normal" style:text-underline-style="none" fo:font-weight="normal" officeooo:rsid="0001c6ca" officeooo:paragraph-rsid="0001c6ca" style:font-size-asian="10.5pt" style:font-style-asian="normal" style:font-weight-asian="normal" style:font-size-complex="12pt" style:font-style-complex="normal" style:font-weight-complex="normal"/>
    </style:style>
    <style:style style:name="P3" style:family="paragraph" style:parent-style-name="Standard">
      <style:text-properties style:text-position="0% 100%" style:font-name="Liberation Serif1" fo:font-size="12pt" fo:font-style="normal" style:text-underline-style="solid" style:text-underline-width="auto" style:text-underline-color="font-color" fo:font-weight="bold" officeooo:rsid="0001c6ca" officeooo:paragraph-rsid="0001c6ca" style:font-size-asian="10.5pt" style:font-style-asian="normal" style:font-weight-asian="bold" style:font-size-complex="12pt" style:font-style-complex="normal" style:font-weight-complex="bold"/>
    </style:style>
    <style:style style:name="P4" style:family="paragraph" style:parent-style-name="Standard" style:list-style-name="L1">
      <style:text-properties officeooo:paragraph-rsid="000156a0"/>
    </style:style>
    <style:style style:name="T1" style:family="text">
      <style:text-properties officeooo:rsid="000156a0"/>
    </style:style>
    <style:style style:name="T2" style:family="text">
      <style:text-properties style:text-position="sub 58%" officeooo:rsid="000156a0"/>
    </style:style>
    <style:style style:name="T3" style:family="text">
      <style:text-properties style:text-position="sub 58%" style:font-name="Liberation Serif1" fo:font-size="12pt" fo:font-style="normal" style:text-underline-style="none" fo:font-weight="normal" officeooo:rsid="000156a0" style:font-size-asian="10.5pt" style:font-style-asian="normal" style:font-weight-asian="normal" style:font-size-complex="12pt" style:font-style-complex="normal" style:font-weight-complex="normal"/>
    </style:style>
    <style:style style:name="T4" style:family="text">
      <style:text-properties style:text-position="0% 100%" officeooo:rsid="000156a0"/>
    </style:style>
    <style:style style:name="T5" style:family="text">
      <style:text-properties style:text-position="0% 100%" style:font-name="Liberation Serif1" fo:font-size="18pt" fo:font-style="normal" style:text-underline-style="none" fo:font-weight="normal" officeooo:rsid="00190b7d" style:font-size-asian="18pt" style:font-style-asian="normal" style:font-weight-asian="normal" style:font-size-complex="18pt" style:font-style-complex="normal" style:font-weight-complex="normal"/>
    </style:style>
    <style:style style:name="T6" style:family="text">
      <style:text-properties style:text-position="0% 100%" style:font-name="Liberation Serif1" fo:font-size="12pt" fo:font-style="normal" style:text-underline-style="none" fo:font-weight="normal" officeooo:rsid="000156a0" style:font-size-asian="10.5pt" style:font-style-asian="normal" style:font-weight-asian="normal" style:font-size-complex="12pt" style:font-style-complex="normal" style:font-weight-complex="normal"/>
    </style:style>
    <style:style style:name="T7" style:family="text">
      <style:text-properties style:text-position="super 58%" style:font-name="Liberation Serif1" fo:font-size="12pt" fo:font-style="normal" style:text-underline-style="none" fo:font-weight="normal" officeooo:rsid="000156a0" style:font-size-asian="10.5pt" style:font-style-asian="normal" style:font-weight-asian="normal" style:font-size-complex="12pt"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1323818453073618" text:style-name="L1">
        <text:list-item>
          <text:p text:style-name="P4"><text:span text:style-name="T1">Balanced Chemical Equation<text:line-break/>Na</text:span><text:span text:style-name="T2">2</text:span><text:span text:style-name="T4">SO</text:span><text:span text:style-name="T2">4(aq)</text:span><text:span text:style-name="T4"> + CaCl</text:span><text:span text:style-name="T2">2(aq)</text:span><text:span text:style-name="T4"> </text:span><text:span text:style-name="T5">→</text:span><text:span text:style-name="T6">2NaCl</text:span><text:span text:style-name="T3">(aq)</text:span><text:span text:style-name="T6"> + CaSO</text:span><text:span text:style-name="T3">4(s)</text:span></text:p>
        </text:list-item>
        <text:list-item>
          <text:p text:style-name="P4"><text:span text:style-name="T6">Total Ionic Equation<text:line-break/>2Na</text:span><text:span text:style-name="T7">+</text:span><text:span text:style-name="T3">(aq)</text:span><text:span text:style-name="T6"> + SO</text:span><text:span text:style-name="T3">4</text:span><text:span text:style-name="T7">2-</text:span><text:span text:style-name="T3">(aq)</text:span><text:span text:style-name="T6"> + Ca</text:span><text:span text:style-name="T7">2+</text:span><text:span text:style-name="T3">(aq)</text:span><text:span text:style-name="T6"> + 2Cl</text:span><text:span text:style-name="T7">-</text:span><text:span text:style-name="T3">(aq)</text:span><text:span text:style-name="T6"> </text:span><text:span text:style-name="T5">→</text:span><text:span text:style-name="T6">2Na</text:span><text:span text:style-name="T7">+</text:span><text:span text:style-name="T3">(aq)</text:span><text:span text:style-name="T6"> + 2Cl</text:span><text:span text:style-name="T7">-</text:span><text:span text:style-name="T3">(aq)</text:span><text:span text:style-name="T6"> + 2Na</text:span><text:span text:style-name="T7">+</text:span><text:span text:style-name="T3">(aq)</text:span><text:span text:style-name="T6"> + 2Cl</text:span><text:span text:style-name="T7">-</text:span><text:span text:style-name="T3">(aq)</text:span><text:span text:style-name="T6"> + CaSO</text:span><text:span text:style-name="T3">4(s)</text:span></text:p>
        </text:list-item>
        <text:list-item>
          <text:p text:style-name="P4"><text:span text:style-name="T6">Net Ionic Equation<text:line-break/>SO</text:span><text:span text:style-name="T3">4</text:span><text:span text:style-name="T7">2-</text:span><text:span text:style-name="T3">(aq)</text:span><text:span text:style-name="T6"> + Ca</text:span><text:span text:style-name="T7">2+</text:span><text:span text:style-name="T3">(aq)</text:span><text:span text:style-name="T6"> </text:span><text:span text:style-name="T5">→</text:span><text:span text:style-name="T6">CaSO</text:span><text:span text:style-name="T3">4(s)</text:span></text:p>
        </text:list-item>
      </text:list>
      <text:p text:style-name="P1"/>
      <text:p text:style-name="P1">Need to be able to discuss hard water.</text:p>
      <text:p text:style-name="P1"/>
      <text:p text:style-name="P1">Hard water is water which has minerals dissolved in it. These minerals tend to get diposited on the inside of pipes. This causes the pipes to clog, and destroy plumbing. Sometimes heavy water won't work with soap because it makes the chemicals in the soap react with the water minerals instead of the dirt. Water softening is the process of removing these minerals from the water. This is done using a softening agent such as water.</text:p>
      <text:p text:style-name="P1"/>
      <text:p text:style-name="P3">H/W</text:p>
      <text:p text:style-name="P2">p. 333 #1,2</text:p>
      <text:p text:style-name="P2">p. 335 # 3-7</text:p>
      <text:p text:style-name="P2">p. 336 #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McCracken</meta:initial-creator>
    <meta:creation-date>2013-05-03T12:17:12</meta:creation-date>
    <dc:date>2013-05-05T23:15:25</dc:date>
    <dc:creator>Jack McCracken</dc:creator>
    <meta:editing-duration>PT50S</meta:editing-duration>
    <meta:editing-cycles>3</meta:editing-cycles>
    <meta:generator>LibreOffice/4.0.2.2$Linux_X86_64 LibreOffice_project/400m0$Build-2</meta:generator>
    <meta:document-statistic meta:table-count="0" meta:image-count="0" meta:object-count="0" meta:page-count="1" meta:paragraph-count="9" meta:word-count="133" meta:character-count="750" meta:non-whitespace-character-count="629"/>
  </office:meta>
</office:document-meta>
</file>